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w York" svg:font-family="'New Yo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Rubric">
      <style:text-properties style:font-name="Liberation Serif"/>
    </style:style>
    <style:style style:name="P2" style:family="paragraph" style:parent-style-name="Rubric">
      <style:paragraph-properties style:line-height-at-least="0.2126in"/>
      <style:text-properties style:font-name="Liberation Serif"/>
    </style:style>
    <style:style style:name="P3" style:family="paragraph" style:parent-style-name="Rubric">
      <style:paragraph-properties style:line-height-at-least="0.3472in"/>
      <style:text-properties style:font-name="Liberation Serif"/>
    </style:style>
    <style:style style:name="P4" style:family="paragraph" style:parent-style-name="Rubric">
      <style:paragraph-properties fo:margin-left="0in" fo:margin-right="0.25in" fo:text-indent="0in" style:auto-text-indent="false"/>
      <style:text-properties style:font-name="Liberation Serif"/>
    </style:style>
    <style:style style:name="P5" style:family="paragraph" style:parent-style-name="C2">
      <style:text-properties style:font-name="Liberation Serif"/>
    </style:style>
    <style:style style:name="P6" style:family="paragraph" style:parent-style-name="C1">
      <style:text-properties style:font-name="Liberation Serif"/>
    </style:style>
    <style:style style:name="P7" style:family="paragraph" style:parent-style-name="Standard">
      <style:text-properties style:font-name="Liberation Serif"/>
    </style:style>
    <style:style style:name="P8" style:family="paragraph" style:parent-style-name="Standard">
      <style:paragraph-properties style:line-height-at-least="0.1835in"/>
      <style:text-properties style:font-name="Liberation Serif"/>
    </style:style>
    <style:style style:name="P9" style:family="paragraph" style:parent-style-name="Standard">
      <style:paragraph-properties style:line-height-at-least="0.2028in"/>
      <style:text-properties style:font-name="Liberation Serif"/>
    </style:style>
    <style:style style:name="P10" style:family="paragraph" style:parent-style-name="Standard">
      <style:paragraph-properties style:line-height-at-least="0.1736in"/>
      <style:text-properties style:font-name="Liberation Serif"/>
    </style:style>
    <style:style style:name="P11" style:family="paragraph" style:parent-style-name="Standard">
      <style:paragraph-properties style:line-height-at-least="0.2445in"/>
      <style:text-properties style:font-name="Liberation Serif"/>
    </style:style>
    <style:style style:name="P12" style:family="paragraph" style:parent-style-name="Standard">
      <style:paragraph-properties fo:margin-left="0in" fo:margin-right="0.25in" fo:text-indent="0in" style:auto-text-indent="false"/>
      <style:text-properties style:font-name="Liberation Serif"/>
    </style:style>
    <style:style style:name="P13" style:family="paragraph" style:parent-style-name="Heading">
      <style:text-properties style:font-name="Liberation Serif"/>
    </style:style>
    <style:style style:name="P14" style:family="paragraph" style:parent-style-name="Heading" style:master-page-name="Standard">
      <style:paragraph-properties style:page-number="auto"/>
      <style:text-properties style:font-name="Liberation Serif"/>
    </style:style>
    <style:style style:name="T1" style:family="text">
      <style:text-properties fo:font-size="12pt" fo:font-style="italic" style:font-size-asian="12pt" style:font-style-asian="italic"/>
    </style:style>
    <style:style style:name="T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1st Day Of The Month Of September</text:p>
      <text:p text:style-name="P13">The Beginning Of The Indiction, Which Is The New Year</text:p>
      <text:p text:style-name="P13">The Commemoration Of Our Venerable Father Symeon, Archimandrite And Stylite, And His Mother, Martha</text:p>
      <text:p text:style-name="P13">The Synaxis Of The All-Holy Theotokos In Miasena</text:p>
      <text:p text:style-name="P13">Commemoration Of The Holy Martyr Aïthalas</text:p>
      <text:p text:style-name="P13">Commemoration Of The Forty Holy Martyred Women And Their Teacher, The Deacon Ammon</text:p>
      <text:p text:style-name="P13">Commemoration Of The Holy Martyrs Callista And Her Brethren, Evodus And Hermogenes</text:p>
      <text:p text:style-name="P13">Commemoration Of The Righteous Joshua, Son Of Nun</text:p>
      <text:p text:style-name="P13"/>
      <text:p text:style-name="P13">At Vespers</text:p>
      <text:p text:style-name="P1">We chant “Blessed is the man…”, the first antiphon; but if it be Saturday, we chant the full kathisma.</text:p>
      <text:p text:style-name="P1"/>
      <text:p text:style-name="P1">At “Lord, I have cried…”, 10 stichera: <text:s/>­­3 stichera for the Indiction, in Tone I: <text:s/>Spec. Mel.: <text:s/>“Joy of the ranks of heaven…”—</text:p>
      <text:p text:style-name="P7">Having prayerfully learned the right glorious and divine teaching of Christ, every day let us cry out to the Creator: <text:s/>Our Father, Who dwellest in the heavens, give us our daily bread, overlooking our transgressions.</text:p>
      <text:p text:style-name="P7">O Christ God, Who once on Mount Sinai didst inscribe the tablets, now in the flesh in the city of Nazareth Thou hast Thyself received the book of the prophet to read of God, and unrolling it Thou hast taught the people so as to fulfill that which was written concerning Thee.</text:p>
      <text:p text:style-name="P7">As once in the wilderness the bodies of the Jews who did not truly subject themselves to Thee, the Master of all, fell into the abyss as was fitting; so now with psalmody do Thou scatter the bones of the impious and unbelieving Hagarenes in hell, O Christ.</text:p>
      <text:p text:style-name="P7"/>
      <text:p text:style-name="P1">And these 3 stichera of the venerable one, in Tone V: <text:s/>Spec. Mel.: <text:s/>“O venerable father…”—</text:p>
      <text:p text:style-name="P7">O venerable father, were it possible for thy pillar to speak, it would not cease to hymn thy pangs, labors and lamentations. <text:s/>For, rather than bearing, it was borne, like a tree watered by thy tears. <text:s/>The angels were amazed, men marvelled, and the demons were in terror of thy patience, O venerable Symeon. <text:s/>Pray that our souls be saved!</text:p>
      <text:p text:style-name="P7">O venerable father, emulating thy Master through the power of the divine Spirit, thou didst mount thy pillar as though it were a cross. <text:s/>He rent asunder the handwriting of the sins of all, and thou didst put down the uprisings of the passions. <text:s/>He was like a lamb, and thou wast like an immolation. <text:s/>He ascended the Cross; thou, the pillar. <text:s/>O venerable Symeon: <text:s/>pray that our souls be saved!</text:p>
      <text:p text:style-name="P7"><text:soft-page-break/>O venerable father, having drenched thy body with tears and cleansed thy soul, thou didst scale the heights of the virtues. <text:s/>Wherefore, making thy pillar a material habitation and heavenly Sion thy noetic and heavenly city, thou didst by thy virtues astound the angels and didst strike men with awe, and didst put the demons to shame. <text:s/>O venerable Symeon: <text:s/>pray that our souls be saved!</text:p>
      <text:p text:style-name="P7"/>
      <text:p text:style-name="P1">And these other stichera of the saint, in Tone II—</text:p>
      <text:p text:style-name="P7">The sacred Symeon sprang forth as good fruit from goodly stock, nurtured from infancy more by grace than by milk. <text:s/>And, lifting up his body upon the pillar of stone, and elevating his mind up to God, he fashioned a heavenly dwelling-place with his virtues; and dancing in chorus with the divine powers, he became an abode of Christ God, the Savior of our souls.</text:p>
      <text:p text:style-name="P7">Thy memory and the meekness of thy heart abide forever, O venerable father Symeon, blessed favorite of Christ, for though thou hast departed from us, O good pastor, yet in spirit thou dost not leave us, interceding in love before God, and joining chorus with the angels in the heavens. <text:s/>With them do thou pray that our souls be saved.</text:p>
      <text:p text:style-name="P7"><text:span text:style-name="T1">By Cyprian— <text:s/></text:span>O all-praised father, the shrine of thy relics poureth forth healings, and thy holy soul, united with the angels, doth rejoice as is meet. <text:s/>Wherefore, O venerable one, having boldness before the Lord, and holding chorus with the incorporeal ones in the heavens, with them do thou pray that our souls be saved.</text:p>
      <text:p text:style-name="P7"><text:span text:style-name="T1">By Germanus—</text:span> <text:s/>O God-bearer, thou didst love the most exalted philosophy and wast beyond the world, dwelling above visible things, and didst show thyself to be a divine and undefiled mirror of God. <text:s/>Ever united to the light, thou didst receive the light and a most notable end, O blessed one. <text:s/>Pray thou in behalf of our souls, O wise Symeon.</text:p>
      <text:p text:style-name="P7"/>
      <text:p text:style-name="P1">Glory…: <text:s/>in Tone VI, by Germanus—</text:p>
      <text:p text:style-name="P7">Grace divine doth overshadow the shrine of thy relics, O sanctified Symeon. <text:s/>Wherefore, having recourse to the fragrance of the myrrh of thy miracles, we draw forth healing for our infirmities. <text:s/>O venerable father, entreat Christ God in behalf of our souls.</text:p>
      <text:p text:style-name="P7"/>
      <text:p text:style-name="P1">Now and ever…: <text:s/>of the Indiction, in the same tone: <text:s/>the composition of the Byzantine—</text:p>
      <text:p text:style-name="P7">O unoriginate Word and Son, Who art united with the Holy Spirit, Creator and Fashioner of all things visible and invisible: <text:s/>bless Thou the crown of the year, preserving the multitude of the Orthodox in peace, through the prayers of the Theotokos and of all Thy saints.</text:p>
      <text:p text:style-name="P7"/>
      <text:p text:style-name="P1">Entrance, Prokimenon of the day, and three readings:</text:p>
      <text:p text:style-name="P1"><text:soft-page-break/>Two for the New Year:</text:p>
      <text:p text:style-name="P2"/>
      <text:p text:style-name="P6">The Reading from the Prophecy of Isaiah (61:1-9)</text:p>
      <text:p text:style-name="P7">The Spirit of the Lord God is upon me; because the Lord hath anointed me to preach good tidings to the meek; He hath send me to bind up the broken-hearted, to proclaim liberty to the captives, and the opening of the prison to those who are bound; to proclaim the acceptable year of the Lord, and the day of vengeance of our God; to comfort all that mourn; to appoint unto those who mourn in Zion, to give unto them beauty for ashes, the oil of joy for mourning, the garment of praise for the spirit of heaviness; that they might be called Trees of righteousness, The planting of the Lord, that He might be glorified. <text:s/>And they shall build the old wastes, they shall raise up the former desolations, and they shall repair the wasted cities, the desolations of many generations. <text:s/>And strangers shall stand and feed your flocks, and the sons of the alien shall be your plowmen and vinedressers. <text:s/>But ye shall be named The priests of the Lord; men shall call you The ministers of our God: <text:s/>ye shall eat the riches of the Gentiles, and in their glory shall ye boast yourselves. <text:s/>For your shame ye shall have double; and for confusion they shall rejoice in their portion: <text:s/>therefore in their land they shall possess the double: <text:s/>everlasting joy shall be unto them. <text:s/>For I the Lord love judgment, I hate robbery for burnt offering; and I will direct their work in truth, and I will make an everlasting covenant with them. <text:s/>And their seed shall be known among the Gentiles, and their offspring among the people; all that see them shall acknowledge them, that they are the seed which the Lord hath blessed.</text:p>
      <text:p text:style-name="P7"/>
      <text:p text:style-name="P6">The Reading from the Book of Leviticus (26:3-12, 14-17, 19-24)</text:p>
      <text:p text:style-name="P7">If ye walk in my statues, and keep my commandments, and do them; then I will give you rain in due season, and the land shall yield her increase, and the trees of the field shall yield their fruit. <text:s/>And your threshing shall reach unto the vintage, and the vintage shall reach unto the sowing time; and ye shall eat your bread to the full, and dwell in your land safely. <text:s/>And I will give peace in the land, and ye shall lie down, and none shall make you afraid: <text:s/>and I will rid evil beasts out of the land, neither shall the sword go through your land. <text:s/>And ye shall chase your enemies, and they shall fall before you by the sword. <text:s/>And five of you shall chase a hundred, and a hundred of you shall put ten thousand to flight: <text:s/>and your enemies shall fall before you by the sword. <text:s/>For I will have respect unto you, and make you fruitful, and multiply you, and establish <text:s/>my covenant with you. <text:s/>And ye shall eat old store, and bring forth the old because of the new. <text:s/>And I will set my tabernacle among you: <text:s/>and my soul shall not abhor you. <text:s/>And I will walk among you, and will be your God, and ye shall be my people. <text:s/>But if ye will not hearken unto me, and will not do all these commandments; and if ye shall despise my statutes, or if your soul <text:soft-page-break/>abhor my judgements, so that ye will not do all my commandments, but that ye break my covenant: <text:s/>I also will do this unto you; I will even appoint over you terror, consumption, and the burning ague, that shall consume the eyes, and cause sorrow of heart: <text:s/>and ye shall sow your seed in vain, for your enemies shall eat it. <text:s/>And I will set my face against you, and ye shall be slain before your enemies: <text:s/>they that hate you shall reign over you; and ye shall flee when none pursueth you. <text:s/>And I will break the pride of your power, and I will make your heaven as iron, and your earth as brass; and your strength shall be spent in vain: <text:s/>for your land shall not yield her increase, neither shall the trees of the land yield their fruits. <text:s/>And if ye walk contrary unto me, and will not hearken unto me; I will bring seven times more plagues upon you according to your sins. <text:s/>I will also send wild beasts among you, which shall rob you of your children, and destroy your cattle, and make you few in number; and your high ways shall be desolate. <text:s/>And if ye will not be reformed by me by these things, but will walk contrary unto me; then will I also walk contrary unto you, and will punish ye yet seven times for your sins.</text:p>
      <text:p text:style-name="P7"/>
      <text:p text:style-name="P1">One for St. Symeon:</text:p>
      <text:p text:style-name="P6">The Reading from the Wisdom of Solomon (4:7-15)</text:p>
      <text:p text:style-name="P7">But though the righteous be prevented with death, yet shall he be in rest. <text:s/>For honorable age is not that which standeth in length of time, nor that is measured by number of years. <text:s/>But wisdom is the gray hair unto men, and an unspotted life is old age. <text:s/>He pleased God, and was loved of him: <text:s/>so that living among sinners he was translated. <text:s/>Yea, speedily was he taken away, lest that wickedness should alter his understanding, or deceit beguile his soul. <text:s/>For the bewitching of naughtiness doth obscure things that are honest; and the wandering of concupiscence doth undermine the simple mind. <text:s/>He, being made perfect in a short time, fulfilled a long time: <text:s/>for his soul pleased the Lord: <text:s/>therefore hasted he to take him away from among the wicked. <text:s/>This the people saw, and understood it not, neither laid they up this in their minds, That his grace and mercy is with his saints, and that he hath respect unto his chosen. </text:p>
      <text:p text:style-name="P7"/>
      <text:p text:style-name="P1">At the Aposticha, these stichera for the Indiction, in Tone I: <text:s/>the composition of John the Monk—</text:p>
      <text:p text:style-name="P7">The New Year hath dawned, summoning all to honor those who enlighten it: <text:s/>Callista, Evodus and Hermogenes, the sibling sufferers; Symeon, the equal of the angels; and Joshua, son of Nun; the seven youths of Ephesus, and the choir of martyred women forty times radiant: <text:s/>sharing in whose memory, O ye that love the feasts of the Church, let us piously cry out: <text:s/>bless, O Lord, the works of Thy hands, and vouchsafe us safely to pass through the cycles of the year.</text:p>
      <text:p text:style-name="P7"><text:span text:style-name="T1">Stichos:</text:span> <text:s/>To Thee is due praise, O God, in Sion; and unto Thee shall a vow be rendered in Jerusalem.</text:p>
      <text:p text:style-name="P7"><text:soft-page-break/>O Christ our God, Who hast made all things in wisdom and hast brought into existence things that were not: <text:s/>bless Thou the crown of the year and preserve our cities unharmed; gladden all right-believing Christians with Thy strength, granting them victory over their adversaries, and bestowing great mercy upon the world, for the sake of the Theotokos.</text:p>
      <text:p text:style-name="P7"/>
      <text:p text:style-name="P1">In Tone II—</text:p>
      <text:p text:style-name="P7"><text:span text:style-name="T1">Stichos:</text:span> <text:s/>We shall be filled with the good things of Thy house; holy is Thy temple, wonderful in righteousness.</text:p>
      <text:p text:style-name="P7"><text:span text:style-name="T1">By Cyprian—</text:span> <text:s/>Wondrous art Thou, O Lord, and wondrous are Thy works, and Thy ways are inscrutable, for Thou art the Wisdom of God, the perfect Hypostasis and Power, equally unoriginate and equally ever-existent: <text:s/>and by Thy creative and omnipotent authority Thou didst ineffably enter the world through Thy Mother who kneweth not man, seeking to benefit Thy creation, not altering in Thy divinity, appointing the times and seasons for our salvation, O Immutable One. <text:s/>Wherefore, we cry unto Thee: <text:s/>O good Lord, glory to Thee! <text:s text:c="2"/></text:p>
      <text:p text:style-name="P7"><text:span text:style-name="T1">Stichos:</text:span> <text:s/>Thou shalt bless the crown of the year with Thy goodness, O Lord.</text:p>
      <text:p text:style-name="P7"><text:span text:style-name="T1">By the Damascene— </text:span><text:s/>O preëternal Word of the Father, Who created all things in wisdom and fashioned every creature by Thine almighty word: <text:s/>bless Thou the crown of the year with Thy goodness, and for the sake of the Theotokos, set heresies at nought, for Thou art good and lovest mankind.</text:p>
      <text:p text:style-name="P7"/>
      <text:p text:style-name="P1">Glory…: <text:s/>of the saint, in Tone V—</text:p>
      <text:p text:style-name="P7">O venerable father, thou didst discover a good ladder, whereby thou didst ascend on High as on the fiery chariot which Elijah found. <text:s/>Though he did not leave the means of his ascent behind for others, yet even after death thou hast thy pillar. <text:s/>O heavenly man, earthly angel, inextinguishable beacon for the world, venerable Symeon: <text:s/>pray that our souls be saved!</text:p>
      <text:p text:style-name="P7"/>
      <text:p text:style-name="P1">Now and ever…, in the same tone, by John the Monk—</text:p>
      <text:p text:style-name="P7">O Thou that art ever King and abidest for endless ages: <text:s/>accept the supplication of sinners entreating salvation, O Thou Who lovest mankind, and grant fertility unto Thine earth, bestowing seasonable weather thereon; on behalf of Orthodox Christians contend Thou against the godless barbarians, as once Thou didst for David, when they came to Thine habitations and defiled the most holy place, O Savior. <text:s/>And through the prayers of the Theotokos, grant Thou victories to them, O Christ God, for Thou art the victory and boast of the Orthodox.</text:p>
      <text:p text:style-name="P7"/>
      <text:p text:style-name="P1">Troparion of the Indiction, in Tone II—</text:p>
      <text:p text:style-name="P7"><text:soft-page-break/>O Fashioner of all creation, Who in Thine authority hast appointed the times and seasons: <text:s/>bless Thou the crown of the year with Thy goodness, O Lord, preserving in peace Orthodox Christians and Thy city, and save us through the prayers of the Theotokos.</text:p>
      <text:p text:style-name="P7"/>
      <text:p text:style-name="P1">Glory…: <text:s/>of the venerable one, in Tone I—</text:p>
      <text:p text:style-name="P7">Thou wast a pillar of patience, O venerable one, emulating the forefathers: <text:s/>Job, in afflictions; Joseph, in temptations, and the life of the incorporeal hosts while in the body. <text:s/>O Symeon our father, entreat Christ God that our souls be saved.</text:p>
      <text:p text:style-name="P7"/>
      <text:p text:style-name="P1">Now and ever…: <text:s/>to the Theotokos, in the same tone—</text:p>
      <text:p text:style-name="P7">Rejoice, O highly-favored Virgin Mary, haven and intercession of the human race, for from thee was the Deliverer of the world incarnate, for thou alone art Mother and Virgin, ever-blessed and most glorified. <text:s/>Entreat Christ God that He grant peace unto the whole world.</text:p>
      <text:p text:style-name="P7"/>
      <text:p text:style-name="P13">At Matins</text:p>
      <text:p text:style-name="P1">At “God is the Lord…”, the troparion of the Indiction, twice; Glory…, that of the saint; Now and ever…, that of the Theotokos.</text:p>
      <text:p text:style-name="P1"/>
      <text:p text:style-name="P1">After the first chanting of the Psalter, the Sessional hymn of the Indiction, in Tone IV: <text:s/>Spec. Mel.: <text:s/>“Joseph marvelled…”—</text:p>
      <text:p text:style-name="P7">In faith we fall down before thee, as before the Master of all and Bestower of blessings, earnestly crying aloud: O Savior, be thou entreated in Thy loving-kindness by the supplications of her who gave Thee birth and of all who have ever been well-pleasing unto Thee; and in that Thou art good, vouchsafe a good year unto those who worship Thee in two natures and glorify Thee with faith.</text:p>
      <text:p text:style-name="P7"/>
      <text:p text:style-name="P1">Glory…: <text:s/>Sessional hymn of the venerable one, in Tone VIII: <text:s/>Spec. Mel.: <text:s/>“Of the wisdom…”—</text:p>
      <text:p text:style-name="P7">Taking up the Cross of the Lord, O wise one, and following after Him unto the end, thou didst not turn thy mind back to the world, O divinely wise one. <text:s/>Having slain the passions by abstinence and labors, thou didst prepare thyself as a temple for thy Lord. <text:s/>Wherefore, thou hast received a reward of heavenly gifts: <text:s/>to heal the afflicted and cast out evil spirits. <text:s/>O Symeon most venerable, entreat Christ God, that He grant remission of sins unto those who celebrate thy holy memory with love.</text:p>
      <text:p text:style-name="P7"/>
      <text:p text:style-name="P1">Now and ever…: <text:s/>the Sessional hymn of the Indiction, “As to the Master of all…” is repeated.</text:p>
      <text:p text:style-name="P7"/>
      <text:p text:style-name="P1">After the second chanting of the Psalter, this Sessional hymn, in Tone VIII: <text:s/>Spec. Mel.: <text:s/>“Of the wisdom…”—</text:p>
      <text:p text:style-name="P7"><text:soft-page-break/>Having trained thy soul in godly manner by abstinence, labors and prayers, thou didst become a companion of the martyrs, O blessed one, and didst truly receive gifts of miracles to heal the infirmities of those who faithfully honor thee. <text:s/>Wherefore, thou dost expel legions of demons by the authority given thee against them from on high. <text:s/>O all-blessed Symeon, entreat Christ God, that He grant remission of transgressions unto those who celebrate thy holy memory with love.</text:p>
      <text:p text:style-name="P7"/>
      <text:p text:style-name="P1">Glory…, in Tone IV: <text:s/>Spec. Mel.: <text:s/>“Go thou quickly before…”—</text:p>
      <text:p text:style-name="P7">Thou didst faithfully enter upon the struggle of torment, O Callista, preaching Christ our God with thy two brethren; for, thyself nurtured with hope, thou didst truly make of them noetic vessels of the Church of Christ. <text:s/>Wherefore, thou hast joined thyself unto them in the life on high, O martyr.</text:p>
      <text:p text:style-name="P7"/>
      <text:p text:style-name="P1">Now and ever…: <text:s/>Theotokion—</text:p>
      <text:p text:style-name="P7">Speedily accept thou our supplications, O Mistress, and bear them to thy Son and God, O Lady most pure. <text:s/>Loose thou the evil circumstances which surround those who have recourse unto thee, and crush the attacks and audacity of those who now array themselves against thy servants, O Virgin.</text:p>
      <text:p text:style-name="P7"/>
      <text:p text:style-name="P4">If it be a temple dedicated to the venerable Symeon, after the Polyeleos, this Sessional hymn to the venerable one, in Tone VIII: <text:s/>Spec. Mel.: <text:s/>“Of the Wisdom…”—</text:p>
      <text:p text:style-name="P12">Thou didst excel in faith, O wise father, and disdaining all transitory things, by the power of the Spirit thou didst follow Christ. <text:s/>With abstinence didst thou lay waste to thy body, O venerable one, ever looking toward the glory of Heaven. <text:s/>Wherefore, thou didst find thy pillar a ladder of divine ascent, fitting thy desire, O most sacred Symeon. <text:s/>Entreat Christ God, that He grant remission of offenses unto those who faithfully celebrate thy holy memory.</text:p>
      <text:p text:style-name="P12"/>
      <text:p text:style-name="P4">Glory…, in Tone V: <text:s/>Spec. Mel.: <text:s/>“The Word Who with the Father and the Spirit is equally without beginning”—</text:p>
      <text:p text:style-name="P12">Thou didst adorn thy life with abstinence, mortifying thy body. <text:s/>Thou didst in no wise heed the attacks of the enemy, O blessed father, and didst depart unto God and everlasting life as a worthy heir. <text:s/>Wherefore, cease thou never to pray that our souls receive mercy.</text:p>
      <text:p text:style-name="P12"/>
      <text:p text:style-name="P4">Now and ever…, Theotokion—</text:p>
      <text:p text:style-name="P12">O all-holy Virgin, have mercy on us who have recourse to thee who are compassionate and who entreat thy fervent aid; for, as thou art good, thou canst save all by thy maternal entreaties, in that thou art the Mother of God Most High, and thou dost ever beseech Him, O divinely gracious one.</text:p>
      <text:p text:style-name="P12"/>
      <text:p text:style-name="P4"><text:soft-page-break/>Song of Ascents, the first antiphon of Tone IV; Prokimenon, Gospel, Psalm 50, and the sticheron of the temple.</text:p>
      <text:p text:style-name="P3"/>
      <text:p text:style-name="P6">Ode I</text:p>
      <text:p text:style-name="P5">Canon of the Indiction, with 6 troparia, including its Irmos, which is sung twice. <text:s/>The composition of John the Monk, in Tone I—</text:p>
      <text:p text:style-name="P7"><text:span text:style-name="T1">Irmos:</text:span> <text:s/>O ye people, let us all chant a hymn of victory unto Him Who delivered Israel from the bitter bondage of Pharaoh, and led them dryshod in the depths of the sea, for He hath been glorified.</text:p>
      <text:p text:style-name="P7">Let us all chant a hymn of victory unto Christ, by Whom all things were fashioned and in Whom the incomprehensible is perfected, as the hypostatic Word begotten of God the Father, for He hath been glorified.</text:p>
      <text:p text:style-name="P7">Let us all chant a hymn of victory unto Christ, Who through the Father’s good pleasure appeared from the Virgin and proclaimed unto us the acceptable year of the Lord for deliverance, for He hath been glorified.</text:p>
      <text:p text:style-name="P7">The Bestower of the law, arriving in Nazareth, taught on the Sabbath day, laying down for the Jews the law of His ineffable coming, whereby He saveth our race, in that He is merciful.</text:p>
      <text:p text:style-name="P7"><text:span text:style-name="T1">Theotokion:</text:span> <text:s/>O all ye faithful, chanting, let us ever praise the all-wondrous Maiden who shone Christ forth upon the world and hath filled all things with the joy of everlasting life, for she hath been glorified.</text:p>
      <text:p text:style-name="P7"/>
      <text:p text:style-name="P5">Canon of the holy martyred women, with 4 troparia, the acrostic whereof is: <text:s/>“I hymn the pangs of the steadfast martyred women”, in Tone IV—</text:p>
      <text:p text:style-name="P7"><text:span text:style-name="T1">Irmos:</text:span> <text:s/>I will open my mouth, and with the Spirit will it be filled; and I shall utter discourse unto the Queen and Mother, and shall appear, keeping splendid festival; and, rejoicing, I will hymn her wonders.</text:p>
      <text:p text:style-name="P7">Steadfastly did ye struggle against the adversary, O martyrs, at first by fasting and then by bloody suffering. <text:s/>Wherefore, we faithfully honor your memory.</text:p>
      <text:p text:style-name="P7">Wounded with the love of Him Who for our sake endured the Cross and death, the holy women followed in His steps, forgetting the weakness of their flesh.</text:p>
      <text:p text:style-name="P7">Pagan sacrifices and demonic idols did ye demolish with the sword of faith, and to the temple of Heaven did ye bring yourselves, O animate vessels, most honorable martyrs.</text:p>
      <text:p text:style-name="P7"><text:span text:style-name="T1">Theotokion:</text:span> <text:s/>Strengthened by the grace of Him Who shone forth from thy womb, O all-immaculate one, the virgin maidens fended off the three-fold wave of torments, and, rejoicing, they followed thee.</text:p>
      <text:p text:style-name="P7"/>
      <text:p text:style-name="P5">Canon of the venerable one, the acrostic whereof is: <text:s/>“Accept this hymn, O most blessed Symeon”, the composition of John the Monk, in Tone VIII—</text:p>
      <text:p text:style-name="P7"><text:soft-page-break/><text:span text:style-name="T1">Irmos:</text:span> <text:s/>O all ye people, chanting a hymn of victory let us sing unto the Lord, Who overwhelmed Pharaoh in the Red Sea, for He hath been glorified.</text:p>
      <text:p text:style-name="P7">O God-bearing Symeon, by thine entreaties grant the divinely conferred light of knowledge unto me who with the vile organ of my tongue weave a hymn for thee.</text:p>
      <text:p text:style-name="P7">Persians, Ethiopians, Indians and Scyths, and a multitude of Arabs acknowledged thy wisdom, O father, and glorified Christ Who is glorified in thee.</text:p>
      <text:p text:style-name="P7">Full of spiritual grace, being, like Jacob, David and Moses, from shepherd lands, thou wast shown to be a leader of the flocks of the Word, O blessed one.</text:p>
      <text:p text:style-name="P7"><text:span text:style-name="T1">Theotokion:</text:span> <text:s/>O all-pure Theotokos, rejoice! <text:s/>O honored one, who in thy womb didst contain the infinite God, ask that those who hymn thee be delivered from grievous circumstances.</text:p>
      <text:p text:style-name="P7"/>
      <text:p text:style-name="P1">Katavasia: </text:p>
      <text:p text:style-name="P1"><text:tab/> of the first canon for the Exaltation of the Cross</text:p>
      <text:p text:style-name="P1"/>
      <text:p text:style-name="P6">Ode III</text:p>
      <text:p text:style-name="P5">Canon of the Indiction</text:p>
      <text:p text:style-name="P7"><text:span text:style-name="T1">Irmos:</text:span> <text:s/>Establish me, O Christ, upon the immovable rock of Thy commandments, and illumine me with the light of Thy countenance, for there is none as holy as Thee, Who lovest mankind.</text:p>
      <text:p text:style-name="P7">O Good One, establish Thou that which Thy right hand hath lovingly planted on the earth, preserving Thy Church, the fertile vineyard, O Almighty One.</text:p>
      <text:p text:style-name="P7">O Master, God of all things, lead through this year which beginneth those who adorn themselves with divinely beautiful spiritual works, and who hymn Thee with faith.</text:p>
      <text:p text:style-name="P7">O compassionate Christ, grant me a tranquil year and fill me with Thy divine words which Thou didst reveal when Thou didst speak to the Jews on the Sabbath.</text:p>
      <text:p text:style-name="P7"><text:span text:style-name="T1">Theotokion:</text:span> <text:s/>We ever glorify thee, for thou alone didst, in manner surpassing nature, beyond human comprehension, receive grace in thy womb and didst, without changing, give birth unto Christ God.</text:p>
      <text:p text:style-name="P7"/>
      <text:p text:style-name="P5">Canon of the Martyrs</text:p>
      <text:p text:style-name="P7"><text:span text:style-name="T1">Irmos:</text:span> <text:s/>The bow of the mighty is become weak, and the strengthless have girded themselves with power; wherefore, my heart is established in the Lord.</text:p>
      <text:p text:style-name="P7">Made strong by the strength of the Almighty, ye trampled down the power of the adversary; wherefore, ye have been crowned by Christ as victors.</text:p>
      <text:p text:style-name="P7">By the divine power of Christ the mouths of the beasts were rendered impotent; and, honoring God, ye were delivered unharmed, O God-bearers.</text:p>
      <text:p text:style-name="P7">Deified by looking to God, ye rejected the coldness of polytheism and attained unto the warmth of the glory on High, O athletes.</text:p>
      <text:p text:style-name="P7"><text:soft-page-break/><text:span text:style-name="T1">Theotokion:</text:span> <text:s/>Piously we proclaim thee, knowing thee to be the most true Mother of God, O most immaculate one; for through thee hath the Creator deigned to commune with us.</text:p>
      <text:p text:style-name="P7"/>
      <text:p text:style-name="P5">Canon of the Venerable One</text:p>
      <text:p text:style-name="P7"><text:span text:style-name="T1">Irmos:</text:span> <text:s/>Plant Thou the fear of Thee in the hearts of Thy servants, O Lord, and be Thou the confirmation of us who call upon Thee in truth.</text:p>
      <text:p text:style-name="P7">Swiftly fleeing the wintry vexations of the demons, thou didst make haste unto the salvific monastery, O Symeon, from whence thou didst receive life which ageth not.</text:p>
      <text:p text:style-name="P7">Rejoicing, thou didst incline thy dutiful ear to the Master Who blesseth, O most blessed one, and didst find the blessed life.</text:p>
      <text:p text:style-name="P7">Receiving the seed of the Word, and having watered it with thy tears, with the blades of thy heart thou didst reap the abundant grain of the virtues.</text:p>
      <text:p text:style-name="P7"><text:span text:style-name="T1">Theotokion:</text:span> <text:s/>Ineffably didst thou conceive the Savior and Lord Who doth deliver from grievous circumstances us who call upon thee in truth, O Bride of God.</text:p>
      <text:p text:style-name="P7"/>
      <text:p text:style-name="P1">Kontakion of the Indiction, in Tone II—</text:p>
      <text:p text:style-name="P7">O Christ our King Who livest in the highest, Creator and Maker of all things, visible and invisible, Who hast fashioned days and nights, seasons and years: <text:s/>bless Thou now the crown of the year; preserve and keep in peace Orthodox hierarchs, this city and Thy people, O greatly Merciful One.</text:p>
      <text:p text:style-name="P8"/>
      <text:p text:style-name="P1">Sessional hymn of the Indiction, in Tone VIII: <text:s/>Spec. Mel.: <text:s/>“Of the Wisdom…”—</text:p>
      <text:p text:style-name="P7">O Thou Who bestowest fruitful seasons and rains from heaven upon those on earth, and dost now accept the supplications of Thy servants: <text:s/>from all want do Thou deliver this Thy city, for truly Thy compassions are evident in all Thy works. <text:s/>Wherefore, bless Thou our goings out and our comings in, set aright among us the work of our hands, and grant us forgiveness of offenses, O God. <text:s/>For, in that Thou art mighty, Thou didst bring all things from nonexistence into being.</text:p>
      <text:p text:style-name="P7"/>
      <text:p text:style-name="P1">Another Sessional hymn, of the venerable one, in the same tone and melody—</text:p>
      <text:p text:style-name="P7">Having forsaken all things of the world, and while still bodily on earth, thou wast a heavenly angel in spirit; for, having slain the assailing passions with thy flesh, thou wast shown to be a favorite of the Trinity, O blessed one. <text:s/>Wherefore, thou dost heal the sufferings of the infirm and by thy word dost drive away the evil spirits through grace. <text:s/>O all-blessed Symeon, entreat Christ God that He grant forgiveness of offenses unto those who lovingly honor thy holy memory.</text:p>
      <text:p text:style-name="P7"/>
      <text:p text:style-name="P1">Glory…, another Sessional hymn, of the holy women, in Tone I: <text:s/>Spec. Mel.: <text:s/>“Thy tomb, O Savior…”—</text:p>
      <text:p text:style-name="P7"><text:soft-page-break/>Having finished the race and kept the faith, O reason-endowed ewe-lambs, with faith ye brought yourselves to the Lamb and Shepherd through martyrdom. <text:s/>Wherefore, magnifying Christ, O right wondrous ones, we joyously praise your sacred memory today.</text:p>
      <text:p text:style-name="P7"/>
      <text:p text:style-name="P1">Now and ever…, Theotokion—</text:p>
      <text:p text:style-name="P7">To the path of repentance guide us who are ever inclined toward evil and trackless places, and who anger our all-good Lord, O blessed Mary who knewest not wedlock, thou refuge of despairing men and habitation of God.</text:p>
      <text:p text:style-name="P7"/>
      <text:p text:style-name="P6">Ode IV</text:p>
      <text:p text:style-name="P5">Canon of the Indiction</text:p>
      <text:p text:style-name="P7"><text:span text:style-name="T1">Irmos:</text:span> <text:s/>I have considered Thy dispensation, O Almighty One, and with fear have I glorified Thee, O Savior.</text:p>
      <text:p text:style-name="P7">The beginning of the year do Thy people offer unto Thee, O Savior, glorifying Thee with angelic hymns.</text:p>
      <text:p text:style-name="P7">As Thou lovest mankind, O Christ, count those who begin the year worthy to complete it in a manner well-pleasing unto Thee.</text:p>
      <text:p text:style-name="P7">O only and almighty Lord, having calmed the world, grant it cycles of years.</text:p>
      <text:p text:style-name="P7"><text:span text:style-name="T1">Theotokion:</text:span> <text:s/>Let us all now hymn the Theotokos as the haven of our souls and our steadfast hope.</text:p>
      <text:p text:style-name="P7"/>
      <text:p text:style-name="P5">Canon of the Martyrs</text:p>
      <text:p text:style-name="P7"><text:span text:style-name="T1">Irmos:</text:span> <text:s/>Seated in glory upon the throne of the Godhead, Jesus most divine hath come on a light cloud, and with His incorrupt arm hath saved those who cry: <text:s/>Glory to Thy power, O Christ!</text:p>
      <text:p text:style-name="P7">Having endured torments and the destruction of your bodies in divers ways, and the dismemberment and immolation of your limbs, ye have inherited the kingdom of heaven, delighting in the tree of life, O right wondrous ones.</text:p>
      <text:p text:style-name="P7">The hosts of heaven marvelled at the struggle of the blessed virgins, for in their womanly nature they vanquished the foe, strengthened by the power of Him Who shone forth from a woman.</text:p>
      <text:p text:style-name="P7">Spurning all the vanity of the world, ye cleaved unto God alone with all your soul. <text:s/>Wherefore, ye endured the pangs of abstinence and suffering, O patient brides of Christ.</text:p>
      <text:p text:style-name="P7">Bearing the Cross as a most mighty weapon, ye set yourselves against regiments of the adversary and carried away the victory, with Christ Who vanquished the world with the power of His divinity.</text:p>
      <text:p text:style-name="P7"><text:soft-page-break/><text:span text:style-name="T1">Theotokion:</text:span> <text:s/>He of two natures, to Whom thou gavest birth, O all-immaculate one, descended into thy womb like rain upon the fleece, the divinely eloquent prophet said of old. <text:s/>To Him do we cry out: <text:s/>Glory to Thy power, O Christ!</text:p>
      <text:p text:style-name="P7"/>
      <text:p text:style-name="P5">Canon of the Venerable One</text:p>
      <text:p text:style-name="P7"><text:span text:style-name="T1">Irmos:</text:span> <text:s/>I have heard Thy report, O Lord, and I was afraid. <text:s/>I have considered Thy works and glorified Thy dominion, O Lord.</text:p>
      <text:p text:style-name="P7">Laying the foundation of thine abstinence <text:s/>not on sand, but on thy most profound labors, O most blessed one, thou didst erect an unshakable tower of the virtues.</text:p>
      <text:p text:style-name="P7">Causing thy body to dwell in a harsh abode, thou didst nail down thy spirit with fear and didst find a dwelling-place of divine inheritance, O venerable one.</text:p>
      <text:p text:style-name="P7">Thou didst subdue the hidden passions of thy body, O thou who art most rich, and, lying in dung with worms, thou didst find sweet fragrance, O father.</text:p>
      <text:p text:style-name="P7">Emulating the life-creating Dead One in thy voluntary suffering, thou didst commit thyself alive to a dark pit, as to a tomb.</text:p>
      <text:p text:style-name="P7"><text:span text:style-name="T1">Theotokion:</text:span> <text:s/>O all-pure Mary, do thou ever entreat God Whom thou didst bear, that He grant thy servants remission of sins.</text:p>
      <text:p text:style-name="P7"/>
      <text:p text:style-name="P6">Ode V</text:p>
      <text:p text:style-name="P5">Canon of the Indiction</text:p>
      <text:p text:style-name="P7"><text:span text:style-name="T1">Irmos:</text:span> <text:s/>Waking at dawn out of the night, we chant to Thee, O Christ, Who art consubstantial with the Father and art the Savior of our souls: Grant peace to the world, O Thou Who lovest mankind!</text:p>
      <text:p text:style-name="P9">O Christ, Who fillest all things with goodness: <text:s/>do Thou grant unto Thy servants a year of varied seasons, crowned with mildness, fruitfulness and blessings.</text:p>
      <text:p text:style-name="P9">Yearly recompense, a turn for the better and a state of peace do Thou show unto us who know Thee to be Him Who became like unto men, O Word of God.</text:p>
      <text:p text:style-name="P9">Thou didst come to earth proclaiming from the Father the release of captives, the recovery of the blind, and the acceptable time, O Thou Who with the Father art equally without beginning.</text:p>
      <text:p text:style-name="P9"><text:span text:style-name="T1">Theotokion:</text:span> <text:s/>We set our hopes and our desire on thee, O pure Theotokos. <text:s/>Him Whom thou didst bear do thou render merciful unto us, O Virgin.</text:p>
      <text:p text:style-name="P9"/>
      <text:p text:style-name="P5">Canon of the Martyrs</text:p>
      <text:p text:style-name="P7"><text:span text:style-name="T1">Irmos:</text:span> <text:s/>The ungodly perceive not Thy glory, O Christ; but, waking at dawn out of the night, we hymn Thee, O Only-begotten One Who lovest mankind, Thou effulgence of the glory of the Father’s divinity.</text:p>
      <text:p text:style-name="P7">As unblemished ewe-lambs, as pleasing sacrifices, ye brought yourselves to the true Lamb and Shepherd, O martyrs, as offerings most rich and acceptable immolations.</text:p>
      <text:p text:style-name="P7"><text:soft-page-break/>Slain in the body, ye lived in soul for Him Who slew the might of death, O martyrs, for ye emulated His Cross, death and voluntary suffering.</text:p>
      <text:p text:style-name="P7">One in mind, though in many bodies, though lacerated with divers wounds and burned by fire, the divinely wise ones confessed the Lord Jesus alone.</text:p>
      <text:p text:style-name="P7"><text:span text:style-name="T1">Theotokion:</text:span> <text:s/>O thou who alone art most immaculate, raise me up who have fallen into the pit of temptations, and set me aright, O thou that didst bear God the Pilot Who in His goodness first united disparate natures.</text:p>
      <text:p text:style-name="P7"/>
      <text:p text:style-name="P5">Canon of the Venerable One</text:p>
      <text:p text:style-name="P7"><text:span text:style-name="T1">Irmos:</text:span> <text:s/>Enlighten us with Thy commandments, O Lord, and with Thine upraised arm grant us Thy peace, O Thou Who lovest mankind.</text:p>
      <text:p text:style-name="P7">Christ showed thee forth as a new Daniel, O Symeon; for by an apparition He returned to thee unharmed from the den of wild beasts.</text:p>
      <text:p text:style-name="P7">Casting thyself wholly upon the Lord, thou didst lay thyself bare to storm, cold and burning heat, and to the malice of the adversary.</text:p>
      <text:p text:style-name="P7">Thou didst show thyself to be a new Moses and Elijah, taking food but once during the whole forty-day fast all throughout thy life, O venerable one.</text:p>
      <text:p text:style-name="P7">Girded about with a rope as with a cincture of gold, O venerable Symeon, thou didst show thyself to one who traversed the heavens with divine wings.</text:p>
      <text:p text:style-name="P7"><text:span text:style-name="T1">Theotokion:</text:span> <text:s/>Ever beseech thy Son and our God, O pure Mary who knewest not wedlock, that He send down great mercy upon us, the faithful.</text:p>
      <text:p text:style-name="P7"/>
      <text:p text:style-name="P6">Ode VI</text:p>
      <text:p text:style-name="P5">Canon of the Indiction</text:p>
      <text:p text:style-name="P7"><text:span text:style-name="T1">Irmos:</text:span> <text:s/>Thou didst save the prophet from the sea monster, O Thou Who lovest mankind. <text:s/>Lead me up from the abyss of transgressions, I pray.</text:p>
      <text:p text:style-name="P7">O Master, with the beginning of the year vouchsafe us to begin a life well-pleasing unto Thee.</text:p>
      <text:p text:style-name="P7">O compassionate Savior, show us forth who hymn Thee to be full of spiritual days in the study of Thy law.</text:p>
      <text:p text:style-name="P7"><text:span text:style-name="T1">Theotokion:</text:span> <text:s/>O all-pure and most immaculate Theotokos who gavest birth to the Lord, from misfortunes deliver us who hymn thee.</text:p>
      <text:p text:style-name="P7"/>
      <text:p text:style-name="P5">Canon of the Martyrs</text:p>
      <text:p text:style-name="P7"><text:span text:style-name="T1">Irmos:</text:span> <text:s/>Prefiguring Thy three-day burial, the Prophet Jonah, praying within the sea monster, cried out: Deliver me from corruption, O Jesus, King of hosts!</text:p>
      <text:p text:style-name="P7">Our first mother Eve, beholding him who of old drove her from paradise through deception wounded and trampled underfoot by women, ­rejoiceth in godly manner.</text:p>
      <text:p text:style-name="P7"><text:soft-page-break/>Diligently joining abstinence to suffering, ye have now incorruptibly united yourselves to the Bridegroom of souls and, with joyful spirit, ye dwell in the divine bridal chamber.</text:p>
      <text:p text:style-name="P7">The raging and towering waves of torments were not able to sink the martyrs’ ships, for with mighty hands upon the tiller they reached the divine <text:s/>harbors.</text:p>
      <text:p text:style-name="P7"><text:span text:style-name="T1">Theotokion:</text:span> <text:s/>Beholding the fulfillment of thy words, O Mother of God, magnify exceedingly Him Who hath magnified thee; for all generations now truly bless thee.</text:p>
      <text:p text:style-name="P7"/>
      <text:p text:style-name="P5">Canon of the Venerable One</text:p>
      <text:p text:style-name="P7"><text:span text:style-name="T1">Irmos:</text:span> <text:s/>Grant me a robe of light, O Thou Who coverest Thyself with light as with a garment, O most merciful Christ our God.</text:p>
      <text:p text:style-name="P7">Christ hath shown thee to be a worker of signs and wonders and an acceptable habitation of divine activity, O blessed one.</text:p>
      <text:p text:style-name="P7">Thy body didst thou raise up upon thy pillar as upon a cross, O Symeon. <text:s/>Wherefore, thou hast been glorified with Christ Who was lifted up upon the Cross for thy sake.</text:p>
      <text:p text:style-name="P7">Having found the path on high, O wondrous Symeon, raise up to the heights of heaven those who faithfully hymn thee.</text:p>
      <text:p text:style-name="P7"><text:span text:style-name="T1">Theotokion:</text:span> <text:s/>We recognize thee as the mountain which Daniel beheld, whence Christ, the unquarried Stone of faith, was cut.</text:p>
      <text:p text:style-name="P7"/>
      <text:p text:style-name="P1">Kontakion of the venerable Symeon, in Tone II—</text:p>
      <text:p text:style-name="P7">Making of thy pillar a fiery chariot, searching the heights thou didst unite thyself to those who are on High. <text:s/>Wherefore, thou wast a converser with angels, O venerable one, praying unceasingly with them to Christ God in behalf of us all.</text:p>
      <text:p text:style-name="P7"><text:span text:style-name="T1">Ikos:</text:span> <text:s/>What human tongue can ever suffice to confess in praise the unblemished life of Symeon? <text:s/>Yet, by the wisdom of God, I shall hymn the suffering and struggles on earth of this mighty giant; for he was shown to be a beacon to all men in his great patience, and hath shone forth in the angelic choir; for, unceasingly hymning Christ with them, and having acquired purity through abstinence, he ­prayeth without ceasing for us all.</text:p>
      <text:p text:style-name="P7"/>
      <text:p text:style-name="P6">Ode VII</text:p>
      <text:p text:style-name="P5">Canon of the Indiction</text:p>
      <text:p text:style-name="P7"><text:span text:style-name="T1">Irmos:</text:span> <text:s/>The children raised together in piety, disdaining the ungodly command, feared not the threat of the fire, but, standing in the midst of the flame, they chanted: O God of our fathers, blessed art Thou!</text:p>
      <text:p text:style-name="P7"><text:soft-page-break/>O ye Orthodox people who now begin the year, let us set a beginning to our hymns to Christ Who reigneth over the everlasting kingdom; and let us piously chant: <text:s/>O God of our fathers, blessed art Thou!</text:p>
      <text:p text:style-name="P7">O Christ, Who before wast, shalt be and art the Lord: <text:s/>fill Thou this year with Thy good gifts for those who hymn Thee, the Source of goodness, chanting: <text:s/>O God of our fathers, blessed art Thou!</text:p>
      <text:p text:style-name="P7"><text:span text:style-name="T1">Theotokion:</text:span> <text:s/>As servants petitioning their Master, we set before Thee Thy pure Mother, O Christ, that Thou mayest deliver from every evil circumstance Thy servants who chant: <text:s/>O God of our fathers, blessed art Thou!</text:p>
      <text:p text:style-name="P7"/>
      <text:p text:style-name="P5">Canon of the Martyrs</text:p>
      <text:p text:style-name="P7"><text:span text:style-name="T1">Irmos:</text:span> <text:s/>O all-hymned Lord God of our fathers, Who saved the children of Abraham in the fire, slaying the Chaldæans whom justice rightly overtook: blessed art Thou! </text:p>
      <text:p text:style-name="P7">How insuperable is thy wisdom, O God-bearing Ammon! <text:s/>For, the leader of the choir of virgins, thou didst not fear tortures, ending thy life with them; and as a deacon and initiate of the mysteries of divine glory, thou didst chant: <text:s/>O all-praised Lord God of our fathers, blessed art Thou!</text:p>
      <text:p text:style-name="P7">As a wise bridal escort, with words of courage thou didst anoint the martyrs, urging them to gaze upon the Bridegroom and to endure the pain of their flesh, crying aloud: <text:s/>O all-praised Lord God of our fathers, blessed art Thou!</text:p>
      <text:p text:style-name="P7">“Let us not grow slothful! <text:s/>Lo, the arena lieth open, ye maidens; let us stand forth manfully! <text:s/>Christ stretcheth forth His hand which beareth wreaths. <text:s/>Let us have no pity upon our bodies!” the valorous ones cried out in the stadium: <text:s/>O all-praised Lord God of our fathers, blessed art Thou!</text:p>
      <text:p text:style-name="P7"><text:span text:style-name="T1">Theotokion:</text:span> <text:s/>Blessed is the Fruit of thy blessed womb, Whom hosts of heaven and the assemblies of men bless, and Who hath delivered us from the ancient curse, O blessed one.</text:p>
      <text:p text:style-name="P7"/>
      <text:p text:style-name="P5">Canon of the Venerable One</text:p>
      <text:p text:style-name="P7"><text:span text:style-name="T1">Irmos:</text:span> <text:s/>In Babylon, the pious youths did not worship the golden image, but, bedewed in the midst of the fiery furnace, they chanted a hymn, saying: O supremely exalted God of our fathers, blessed art Thou!</text:p>
      <text:p text:style-name="P7">Thou didst loose drought for the doubting and didst open the gates of the rain for them; and by thy supplications thou didst restrain the quaking earth, and didst teach the people to cry out: <text:s/>Blessed is the God of our fathers!</text:p>
      <text:p text:style-name="P7">As a most magnificent beacon of the Church and a most radiant sun, O Symeon, thou didst shine, scattering thy rays in all directions, and didst teach the people to cry out: <text:s/>Blessed is the God of our fathers!</text:p>
      <text:p text:style-name="P7"><text:soft-page-break/>A sea of humanity gathered in the garden of thine abstinence, flowing like water from all directions, O favorite of Christ, taught by thee to cry out: <text:s/>Blessed is the God of our fathers!</text:p>
      <text:p text:style-name="P7">Of old Christ rested in the arms of the elder Symeon, and in His invisible power did He rest also within the tablets of thy heart, O venerable Symeon. <text:s/>Wherefore, thou didst cry out: <text:s/>Blessed is the God of our fathers!</text:p>
      <text:p text:style-name="P7"><text:span text:style-name="T1">Theotokion:</text:span> <text:s/>O pure Virgin, it became Him Who without seed was incarnate of thee to come forth, for thou wast shown to be greater than all in purity. <text:s/>And crying out to Him in hymns, we say: <text:s/>Blessed is the God of our fathers!</text:p>
      <text:p text:style-name="P7"/>
      <text:p text:style-name="P6">Ode VIII</text:p>
      <text:p text:style-name="P5">Canon of the Indiction</text:p>
      <text:p text:style-name="P7"><text:span text:style-name="T1">Irmos:</text:span> <text:s/>Christ God, Who saved the chanting children in the furnace and transformed the raging flames into dew, hymn ye and exalt supremely for all ages!</text:p>
      <text:p text:style-name="P7">O Christ, the honored Church offereth Thee the beginning of the year, as to the Author of our salvation, crying: <text:s/>Hymn ye and supremely exalt Christ forever!</text:p>
      <text:p text:style-name="P7">The Creator Who hath wisely renewed all that He brought into existence, and hath brought forth the cycles of the seasons by His will, hymn ye and supremely exalt forever!</text:p>
      <text:p text:style-name="P7">Let us chant unto God, Who hath brought forth all things and Who changeth the seasons for the manifold prosperity of men: <text:s/>Praise and exalt Christ supremely forever!</text:p>
      <text:p text:style-name="P7"><text:span text:style-name="T1">Theotokion:</text:span> <text:s/>With the cycles and seasons of time, we, the assemblies of men, hymn thee in Orthodox manner as the Theotokos, the pure Virgin Mother of God, the salvation of all.</text:p>
      <text:p text:style-name="P7"/>
      <text:p text:style-name="P5">Canon of the Martyrs</text:p>
      <text:p text:style-name="P7"><text:span text:style-name="T1">Irmos:</text:span> <text:s/>The birthgiving of the Theotokos saved the pious children in the furnace — then in figure, but now in deed — and it moveth all the world to chant to Thee: <text:s/>Hymn ye the Lord and exalt Him supremely for all ages!</text:p>
      <text:p text:style-name="P7">In splendid robes, dyed with the blood of your martyrdom, did ye array yourselves, having truly put off the old man corrupted by sins, chanting: <text:s/>O ye works, hymn the Lord and exalt Him supremely for all ages!</text:p>
      <text:p text:style-name="P7">O martyrs, illumined by the outpourings of abundant light and the divine splendors of the noetic sun: <text:s/>ye passed through the night of ungodliness, chanting with oneness of mind and soul: <text:s/>O ye works, hymn the Lord and exalt Him supremely for all ages!</text:p>
      <text:p text:style-name="P7">As ewe-lambs, as unblemished heifers, as divine turtledoves, as voluntary holocausts and immaculate sacrifices did ye offer yourselves to the Creator, O <text:soft-page-break/>martyrs, chanting together: <text:s/>O ye works, hymn the Lord and exalt Him supremely for all ages!</text:p>
      <text:p text:style-name="P7">At the command of the most iniquitous tyrants ye were subjected to an undeserved death, your limbs severed, your fingers broken, beaten without mercy, consumed by fire, beheaded by the sword. <text:s/>Wherefore, with joy have ye received the rich rewards of immortality.</text:p>
      <text:p text:style-name="P7"><text:span text:style-name="T1">Theotokion:</text:span> <text:s/>O most honored Bride of God, who alone knewest not wedlock, the women followed after thee, inhaling the fragrance of thy myrrh, and they truly reign with thee, hymning Christ, the only-begotten Son Who shone forth from thy womb, forever.</text:p>
      <text:p text:style-name="P7"/>
      <text:p text:style-name="P5">Canon of the Venerable One</text:p>
      <text:p text:style-name="P7"><text:span text:style-name="T1">Irmos:</text:span> <text:s/>The Lord Who was glorified on the holy mountain, and by the fire in the bush revealed to Moses the mystery of the Ever-virgin, hymn ye and exalt Him supremely for all ages!</text:p>
      <text:p text:style-name="P7">Having divorced thyself from every attachment, yet taking pity on thy mother’s weakness, after thy death thou didst appear to her while she was yet alive, crying: <text:s/>Hymn the Lord and exalt Him supremely forever!</text:p>
      <text:p text:style-name="P7">Thou didst gird the paralyzed youth and didst command Phylarchus to take up his bed upon his shoulders, O most sacred one, crying out: <text:s/>Hymn the Lord and exalt Him supremely for all ages!</text:p>
      <text:p text:style-name="P7">Purifying with the suffering of Job the foulness of thy putrid flesh, thou didst transform it into a pearl of great price, O Symeon, favorite of Christ, glorifying Him for all ages.</text:p>
      <text:p text:style-name="P7"><text:span text:style-name="T1">Theotokion:</text:span> <text:s/>O Virgin Theotokos, who received joy from the angel, who gavest birth unto the Lord of glory, and shone forth Light upon the world: <text:s/>we all hymn thee for all ages.</text:p>
      <text:p text:style-name="P10"/>
      <text:p text:style-name="P6">Ode IX</text:p>
      <text:p text:style-name="P5">Canon of the Indiction</text:p>
      <text:p text:style-name="P7"><text:span text:style-name="T1">Irmos:</text:span> <text:s/>The bush which burnt with fire yet was not consumed showed forth an image of thy pure birthgiving. <text:s/>And now we pray that the furnace of temptations which rageth against us may be extinguished, that we may magnify thee unceasingly, O Theotokos.</text:p>
      <text:p text:style-name="P7">O Word of God, Power, true and hypostatic Wisdom, Who sustainest and directest all things wisely: <text:s/>do Thou now peacefully order the season which hath dawned for Thy servants.</text:p>
      <text:p text:style-name="P7">All Thy works, O Lord — the heavens, the earth, light, and the sea, the waters and all the springs, the sun, the moon, darkness, the stars, fire, men and beasts — praise Thee with the angels.</text:p>
      <text:p text:style-name="P7"><text:soft-page-break/>Thou alone art preëternal, in that Thou art the Creator of the ages. <text:s/>O reigning Godhead, One, indivisible, in three Persons: <text:s/>through the supplications of the pure Mother of God, show forth this year as fruitful for Thine inheritance.</text:p>
      <text:p text:style-name="P7"><text:span text:style-name="T1">Theotokion:</text:span> <text:s/>O Savior of all, Maker, Creator, and Ruler of all creation: <text:s/>through the supplications of her who gave birth to Thee without seed, grant peace to Thy world, preserving Thy Church ever ­undisturbed.</text:p>
      <text:p text:style-name="P7"/>
      <text:p text:style-name="P5">Canon of the Martyrs</text:p>
      <text:p text:style-name="P7"><text:span text:style-name="T1">Irmos:</text:span> <text:s/>Eve, through weakness, abode under the curse of disobedience; but thou, O Virgin Theotokos, hast put forth blessing for the world through the Offspring of thy child-bearing. <text:s/>Wherefore, we all magnify thee.</text:p>
      <text:p text:style-name="P7">The most blessed ones put forth streams of healings, as from a wellspring, upon those in need; they put an end to the pestilence of infirmities and dispel the burning heat of the passions; and they water the hearts of those who love God, to render them fertile with divine works.</text:p>
      <text:p text:style-name="P7">The divine beacon Ammon, and Celsina, and with them the forty godly and divinely wise women who suffered lawfully, have been crowned and now join chorus with the angels. <text:s/>Let us bless them as is meet.</text:p>
      <text:p text:style-name="P7">Seizing dominion over the enemy, ye were exalted, and became like unto angels; and ye now delight freely in the tree of life in paradise, O brides of God, and have received the wellspring of good things, praying for the world.</text:p>
      <text:p text:style-name="P7"><text:span text:style-name="T1">Theotokion:</text:span> <text:s/>O immaculate Maiden, thou hast been shown to be a dwelling-place of Wisdom, an animate throne and portal, surpassing the understanding of the greatest mind. <text:s/>Wherefore, the virgins loved thee as their queen, O Virgin, and have followed after thee, O divine Maiden.</text:p>
      <text:p text:style-name="P7"/>
      <text:p text:style-name="P5">Canon of the Venerable One</text:p>
      <text:p text:style-name="P7"><text:span text:style-name="T1">Irmos:</text:span> <text:s/>Thy birthgiving, O Ever-virgin, which was revealed to the law-giver on the mountain in the fire and the bush, for the salvation of us, the faithful, do we magnify with unceasing hymnody.</text:p>
      <text:p text:style-name="P7">When thou didst gain dominion over the passions through patience, O God-bearing Symeon, Christ accepted thee as a participant in His Kingdom. <text:s/>Wherefore, we honor thee with hymns.</text:p>
      <text:p text:style-name="P7">Having been vouchsafed the grace of healing from among the inviolate treasures of the Spirit, O God-bearing Symeon, thou dost bestow healings upon those who celebrate thy memory.</text:p>
      <text:p text:style-name="P7">Having trod the heavenly path on the air of the virtues, girded about with sufferings, thou didst take flight to the tabernacles of heaven. <text:s/>Pray thou that our souls be saved.</text:p>
      <text:p text:style-name="P7"><text:soft-page-break/><text:span text:style-name="T1">Theotokion:</text:span> <text:s/>Thou hast appeared as a bush burning with fire yet remaining unconsumed, O Mistress, having conceived without seed the God and Savior of the world, Whom we unceasingly magnify.</text:p>
      <text:p text:style-name="P11"/>
      <text:p text:style-name="P1">Exapostilarion of the Indiction: <text:s/>Spec. Mel.: <text:s/>“To the disciples…”—</text:p>
      <text:p text:style-name="P7">O Lord and God of gods, Being of three Hypostases, unapproachable, uncreated, almighty Creator and Ruler of all: <text:s/>before Thee do we all fall down, and Thee do we entreat: <text:s/>blessing this beginning year, in that Thou art good, do Thou preserve Orthodox Christians and all Thy people in peace, O Compassionate One.</text:p>
      <text:p text:style-name="P7"/>
      <text:p text:style-name="P1">Glory…: <text:s/>Exapostilarion of the venerable one, in the same melody—</text:p>
      <text:p text:style-name="P7">Thy life, O venerable one, which shone like a radiant beacon, hath illumined all the world with rays of miracles; for, praying for us who honor thee, O blessed one, by thy pillar thou didst ascend unto God as by a ladder, to that place where there is truly the ultimate fulfillment of all desires, O Symeon.</text:p>
      <text:p text:style-name="P7"/>
      <text:p text:style-name="P1">Now and ever…: <text:s/>Exapostilarion of the Indiction, in the same melody—</text:p>
      <text:p text:style-name="P7">O Maker and Ruler of all creation, Who in Thine authority hast fixed the times and seasons: <text:s/>crown the cycles of the year with blessings of goodness, O Compassionate One, preserving Thy people in peace, unharmed and whole, we pray, through the supplications of her who gave birth to Thee, and of the divine angels.</text:p>
      <text:p text:style-name="P7"/>
      <text:p text:style-name="P1">On the Praises, 4 stichera for the Indiction, the composition of John the Monk—</text:p>
      <text:p text:style-name="P7"><text:span text:style-name="T1">In Tone III: </text:span><text:s/>O preëternal Word of the Father, Who art in the image of God, and Who, in Thine authority, hast fixed the times and seasons: <text:s/>Bless Thou the crown of the year with Thy goodness, granting peace unto Thy Churches and victories to Orthodox Christians, fertility to the earth and great mercy to us.</text:p>
      <text:p text:style-name="P7"><text:span text:style-name="T1">In Tone IV:</text:span> <text:s/>Thy Kingdom is the Kingdom of all ages, O Christ God, and Thy dominion continueth through all generations; for Thou hast fashioned all things in wisdom, fixing the times and seasons for us. <text:s/>Wherefore, giving thanks for all things, we cry out: <text:s/>Bless Thou the crown of the year with Thy goodness, and vouchsafe us to cry aloud to Thee without condemnation: <text:s/>Glory to Thee, O Lord!</text:p>
      <text:p text:style-name="P7"><text:span text:style-name="T1">By Andrew of Pyrrhus: </text:span><text:s/>Thy journeys are great and wondrous journeyings, O God. <text:s/>Wherefore, we magnify the power of Thy dispensation: <text:s/>for, being Light of Light, Thou didst come to Thy wretched world and didst destroy the primeval curse of ancient Adam, as Thou wast well pleased so to do, O Word; and in Thy wisdom Thou hast appointed times and seasons for us, that we may glorify Thy goodness, which accomplisheth all things. <text:s/>O Lord, glory be to Thee!</text:p>
      <text:p text:style-name="P7"/>
      <text:p text:style-name="P1"><text:soft-page-break/>Sticheron of the holy martyrs, by Germanus, in Tone II— <text:s/></text:p>
      <text:p text:style-name="P7">When by Thy Passion, O Lord, Thou didst establish the whole world, then were the weak girded about with power, and women stood forth manfully against the most cruel tyrant and won a maternal victory; and they entered into the delight of paradise, unto the glory of Thee Who wast born of women and hast saved the human race.</text:p>
      <text:p text:style-name="P7"/>
      <text:p text:style-name="P1">Glory…, of the venerable one, in the same tone—</text:p>
      <text:p text:style-name="P7">The sacred Symeon sprang forth as good fruit from goodly stock, nurtured from infancy more by grace than by milk. <text:s/>And lifting up his holy body upon the pillar of stone, and elevating his mind up to God, he fashioned a heavenly dwelling-place with his virtues; and joining chorus with the hosts of God, he became an abode of Christ, the Savior of our souls.</text:p>
      <text:p text:style-name="P7"/>
      <text:p text:style-name="P1">Now and ever…, of the Indiction, in Tone VIII, the composition of Germanus—</text:p>
      <text:p text:style-name="P7">O Christ, Word and God, Who hast created all things in Thine ineffable wisdom, and hast appointed times and seasons for us: <text:s/>bless Thou the works of Thy hands and with Thy power make glad all right-believing Christians, granting them might against the barbarians, in that Thou alone art good and lovest mankind.</text:p>
      <text:p text:style-name="P7"/>
      <text:p text:style-name="P1">Then, the Great Doxology.</text:p>
      <text:p text:style-name="P1"/>
      <text:p text:style-name="P1">After the Trisagion: <text:s/>the troparion of the Indication; Glory…, of the saint; Now and ever…, of the Theotokos. <text:s/>Then the litanies, dismissal and First Hour.</text:p>
      <text:p text:style-name="P1"/>
      <text:p text:style-name="P13">At the Hours</text:p>
      <text:p text:style-name="P1">At the First Hour, the troparion of the Indiction; Glory…, that of the saint; Now and ever…, the Theotokion of the Hour. <text:s/>After the Trisagion, the kontakion of the Indiction, alternating with that of the saint for the other Hou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w York" svg:font-family="'New Yo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u" fo:country="RU"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New York" fo:font-family="'New York'" style:font-pitch="variable" fo:font-size="14pt" fo:language="en" fo:country="US" style:font-name-asian="Times New Roman" style:font-family-asian="'Times New Roman'" style:font-family-generic-asian="roman" style:font-pitch-asian="variable" style:font-size-asian="14pt" style:font-name-complex="New York" style:font-family-complex="'New York'" style:font-pitch-complex="variable" style:font-size-complex="10pt"/>
    </style:style>
    <style:style style:name="Heading" style:family="paragraph" style:parent-style-name="Standard" style:next-style-name="Text_20_body" style:class="text">
      <style:paragraph-properties fo:text-align="center" style:justify-single-word="false" fo:orphans="0" fo:widows="0"/>
      <style:text-properties fo:text-transform="uppercase" fo:font-size="12pt" fo:font-weight="bold" style:font-size-asian="12pt" style:font-weight-asian="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Rubric" style:family="paragraph" style:parent-style-name="Standard">
      <style:paragraph-properties fo:orphans="0" fo:widows="0" style:text-autospace="none"/>
      <style:text-properties fo:font-size="12pt" fo:font-style="italic" style:font-size-asian="12pt" style:font-style-asian="italic"/>
    </style:style>
    <style:style style:name="C2" style:family="paragraph" style:parent-style-name="Rubric"/>
    <style:style style:name="C1" style:family="paragraph" style:parent-style-name="Heading">
      <style:text-properties fo:font-variant="small-cap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1ST DAY OF THE MONTH OF SEPTEMBER</dc:title>
    <dc:description>generated by an Adobe application</dc:description>
    <meta:creation-date>2019-05-21T09:41:53.321912152</meta:creation-date>
    <dc:date>2019-05-21T09:43:05.507915280</dc:date>
    <meta:editing-cycles>3</meta:editing-cycles>
    <meta:editing-duration>PT1M13S</meta:editing-duration>
    <meta:document-statistic meta:table-count="0" meta:image-count="0" meta:object-count="0" meta:page-count="20" meta:paragraph-count="265" meta:word-count="8313" meta:character-count="47121" meta:non-whitespace-character-count="38800"/>
    <meta:generator>LibreOffice/6.0.7.3$Linux_X86_64 LibreOffice_project/00m0$Build-3</meta:generator>
  </office:meta>
</office:document-meta>
</file>